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dException.getRaw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Located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addCauseLocations( MultiLocatable self , Throwable cau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edException.LocatedException( String message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ed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get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Loca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Locate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dException.ensureCauseChainIsSet( Throwable th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edException.addLocation( Location l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edException.getMessage( String message , List loc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